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0000008F177ED81EF0017E7CA.jpg" manifest:media-type="image/jpeg"/>
  <manifest:file-entry manifest:full-path="Pictures/1000000000000670000008F112998BC35956F31C.jpg" manifest:media-type="image/jpeg"/>
  <manifest:file-entry manifest:full-path="Pictures/1000000000000670000008F1FD4F007AF6D3AF8D.jpg" manifest:media-type="image/jpeg"/>
  <manifest:file-entry manifest:full-path="Pictures/1000000000000670000008F1DE8C84078C6E178F.jpg" manifest:media-type="image/jpeg"/>
  <manifest:file-entry manifest:full-path="Pictures/1000000000000670000008F1E08B25A55C7BF945.jpg" manifest:media-type="image/jpeg"/>
  <manifest:file-entry manifest:full-path="Pictures/1000000000000670000008F11C5D3C616D2851B7.jpg" manifest:media-type="image/jpeg"/>
  <manifest:file-entry manifest:full-path="Pictures/1000000000000670000008F1056891D8F2280E10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24.43cm" draw:z-index="0"><draw:image xlink:href="Pictures/1000000000000670000008F112998BC35956F31C.jpg" xlink:type="simple" xlink:show="embed" xlink:actuate="onLoad" loext:mime-type="image/jpeg"/></draw:frame></text:p>
      <text:p text:style-name="P1"><draw:frame draw:style-name="fr1" draw:name="Image2" text:anchor-type="paragraph" svg:width="17.59cm" svg:height="24.43cm" draw:z-index="1"><draw:image xlink:href="Pictures/1000000000000670000008F1FD4F007AF6D3AF8D.jpg" xlink:type="simple" xlink:show="embed" xlink:actuate="onLoad" loext:mime-type="image/jpeg"/></draw:frame></text:p>
      <text:p text:style-name="P1"><draw:frame draw:style-name="fr1" draw:name="Image3" text:anchor-type="paragraph" svg:width="17.59cm" svg:height="24.43cm" draw:z-index="2"><draw:image xlink:href="Pictures/1000000000000670000008F1DE8C84078C6E178F.jpg" xlink:type="simple" xlink:show="embed" xlink:actuate="onLoad" loext:mime-type="image/jpeg"/></draw:frame></text:p>
      <text:p text:style-name="P1"><draw:frame draw:style-name="fr1" draw:name="Image4" text:anchor-type="paragraph" svg:width="17.59cm" svg:height="24.43cm" draw:z-index="3"><draw:image xlink:href="Pictures/1000000000000670000008F11C5D3C616D2851B7.jpg" xlink:type="simple" xlink:show="embed" xlink:actuate="onLoad" loext:mime-type="image/jpeg"/></draw:frame></text:p>
      <text:p text:style-name="P1"><draw:frame draw:style-name="fr1" draw:name="Image5" text:anchor-type="paragraph" svg:width="17.59cm" svg:height="24.43cm" draw:z-index="4"><draw:image xlink:href="Pictures/1000000000000670000008F1E08B25A55C7BF945.jpg" xlink:type="simple" xlink:show="embed" xlink:actuate="onLoad" loext:mime-type="image/jpeg"/></draw:frame></text:p>
      <text:p text:style-name="P1"><draw:frame draw:style-name="fr1" draw:name="Image6" text:anchor-type="paragraph" svg:width="17.59cm" svg:height="24.43cm" draw:z-index="5"><draw:image xlink:href="Pictures/1000000000000670000008F1056891D8F2280E10.jpg" xlink:type="simple" xlink:show="embed" xlink:actuate="onLoad" loext:mime-type="image/jpeg"/></draw:frame></text:p>
      <text:p text:style-name="P1"><draw:frame draw:style-name="fr1" draw:name="Image7" text:anchor-type="paragraph" svg:width="17.59cm" svg:height="24.43cm" draw:z-index="6"><draw:image xlink:href="Pictures/1000000000000670000008F177ED81EF0017E7C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11-09T13:07:05.515000000</dc:date>
    <meta:editing-duration>PT42S</meta:editing-duration>
    <meta:editing-cycles>1</meta:editing-cycles>
    <meta:document-statistic meta:table-count="0" meta:image-count="7" meta:object-count="0" meta:page-count="7" meta:paragraph-count="0" meta:word-count="0" meta:character-count="0" meta:non-whitespace-character-count="0"/>
  </office:meta>
</office:document-meta>
</file>